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Transactional.n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spectTests.defaultCommitOnSubclassOfClassWithTransactionalMethod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defaultCommit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defaultCommitOnSubclassOf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ini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spectTests.noCommitOnImplementationOfAnnot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spectTests.commitOnAnnotatedProtec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testRollback( TransactionOperationCallback toc , boolean rollb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AspectTests.testNotTransactional( TransactionOperationCallback toc , Throwable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spectTests.no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commitOn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defaultRollback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commitOnAnnotatedPriva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commitOnNonAnnotatedNonPublicMethodInTransaction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lementsAnnotatedInterface.echo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testCommit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spectTests.noRollbackOnImplementationOfAnnot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